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serv:~ # cat rsync_plan</text:p>
      <text:p text:style-name="P1">rsync -avhr --progress --log-file=/log/$(date +%Y%m%d)_rsync_plan.log --exclude *.bak --exclude *.tmp /data1/planning/share/ /backup_planning/</text:p>
      <text:p text:style-name="P1"/>
      <text:p text:style-name="P1">linserv:~ # cat rsync_project</text:p>
      <text:p text:style-name="P1">rsync -avhr --progress --log-file=/log/$(date +%Y%m%d)_rsync_project.log --exclude *.bak --exclude *.tmp /data2/project/share/ /backup_project/</text:p>
      <text:p text:style-name="P1"/>
      <text:p text:style-name="P1">linserv:~ # cat rsync_public</text:p>
      <text:p text:style-name="P1">rsync -avhr --progress --log-file=/log/$(date +%Y%m%d)_rsync_public.log --exclude *.bak --exclude *.tmp /data1/public/ /backup_public/</text:p>
      <text:p text:style-name="P1"/>
      <text:p text:style-name="P1">linserv:~ # cat rsync_umum</text:p>
      <text:p text:style-name="P1">rsync -avhr --progress --log-file=/log/$(date +%Y%m%d)_rsync_umum.log --exclude *.bak --exclude *.tmp /data2/umum/ /backup_umum/</text:p>
      <text:p text:style-name="P1"/>
      <text:p text:style-name="P1">linserv:~ # cat rsync_library</text:p>
      <text:p text:style-name="P1">rsync -avhr --progress --log-file=/log/$(date +%Y%m%d)_rsync_library.log --exclude *.bak --exclude *.tmp /data2/library/share/ /backup_library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4T10:04:01.917000000</dc:date>
    <meta:editing-duration>PT1M28S</meta:editing-duration>
    <meta:editing-cycles>1</meta:editing-cycles>
    <meta:document-statistic meta:table-count="0" meta:image-count="0" meta:object-count="0" meta:page-count="1" meta:paragraph-count="10" meta:word-count="95" meta:character-count="828" meta:non-whitespace-character-count="763"/>
    <meta:generator>LibreOffice/7.3.4.2$Windows_X86_64 LibreOffice_project/728fec16bd5f605073805c3c9e7c4212a0120dc5</meta:generator>
  </office:meta>
</office:document-meta>
</file>